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23333333333333cm" style:use-optimal-column-width="true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4.445cm" style:use-optimal-column-width="true"/>
    </style:style>
    <style:style style:name="co9" style:family="table-column">
      <style:table-column-properties fo:break-before="auto" style:column-width="5.87375cm" style:use-optimal-column-width="true"/>
    </style:style>
    <style:style style:name="co10" style:family="table-column">
      <style:table-column-properties fo:break-before="auto" style:column-width="3.254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figuration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1">
            <text:p>Minimum F031</text:p>
          </table:table-cell>
          <table:table-cell office:value-type="string" table:style-name="ce1">
            <text:p>Minimum F302</text:p>
          </table:table-cell>
          <table:table-cell office:value-type="string" table:style-name="ce1">
            <text:p>Minimum F103</text:p>
          </table:table-cell>
          <table:table-cell office:value-type="string" table:style-name="ce1">
            <text:p>Standard F031</text:p>
          </table:table-cell>
          <table:table-cell office:value-type="string" table:style-name="ce1">
            <text:p>Standard F302</text:p>
          </table:table-cell>
          <table:table-cell office:value-type="string" table:style-name="ce1">
            <text:p>Standard F103</text:p>
          </table:table-cell>
          <table:table-cell office:value-type="string" table:style-name="ce1">
            <text:p>Full F031</text:p>
          </table:table-cell>
          <table:table-cell office:value-type="string" table:style-name="ce1">
            <text:p>Full F302</text:p>
          </table:table-cell>
          <table:table-cell office:value-type="string" table:style-name="ce1">
            <text:p>Full F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2.322000000000001" table:formula="of:=12.05-[.B5]" table:style-name="ce2">
            <text:p>$2.32</text:p>
          </table:table-cell>
          <table:table-cell office:value-type="currency" office:value="2.3180000000000049" table:formula="of:=32.34-[.C5]" table:style-name="ce2">
            <text:p>$2.32</text:p>
          </table:table-cell>
          <table:table-cell office:value-type="currency" office:value="2.3160000000000025" table:formula="of:=58.53-[.D5]" table:style-name="ce2">
            <text:p>$2.32</text:p>
          </table:table-cell>
          <table:table-cell office:value-type="currency" office:value="10.572000000000001" table:formula="of:=20.3-[.E5]" table:style-name="ce2">
            <text:p>$10.57</text:p>
          </table:table-cell>
          <table:table-cell office:value-type="currency" office:value="10.578000000000003" table:formula="of:=40.6-[.F5]" table:style-name="ce2">
            <text:p>$10.58</text:p>
          </table:table-cell>
          <table:table-cell office:value-type="currency" office:value="10.576000000000008" table:formula="of:=66.79-[.G5]" table:style-name="ce2">
            <text:p>$10.58</text:p>
          </table:table-cell>
          <table:table-cell office:value-type="currency" office:value="15.292" table:formula="of:=25.02-[.H5]" table:style-name="ce2">
            <text:p>$15.29</text:p>
          </table:table-cell>
          <table:table-cell office:value-type="currency" office:value="15.288000000000004" table:formula="of:=45.31-[.I5]" table:style-name="ce2">
            <text:p>$15.29</text:p>
          </table:table-cell>
          <table:table-cell office:value-type="currency" office:value="15.296000000000006" table:formula="of:=71.51-[.J5]" table:style-name="ce2">
            <text:p>$15.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1.6" table:style-name="ce2">
            <text:p>$1.60</text:p>
          </table:table-cell>
          <table:table-cell office:value-type="currency" office:value="1.6" table:style-name="ce2">
            <text:p>$1.60</text:p>
          </table:table-cell>
          <table:table-cell office:value-type="currency" office:value="1.6" table:style-name="ce2">
            <text:p>$1.60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" table:style-name="ce2">
            <text:p>$2.10</text:p>
          </table:table-cell>
          <table:table-cell office:value-type="currency" office:value="2.1" table:style-name="ce2">
            <text:p>$2.10</text:p>
          </table:table-cell>
          <table:table-cell office:value-type="currency" office:value="2.1" table:style-name="ce2">
            <text:p>$2.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33.150000000000006" table:formula="of:=SUM([.B2:.B9])" table:style-name="ce2">
            <text:p>$33.15</text:p>
          </table:table-cell>
          <table:table-cell office:value-type="currency" office:value="53.440000000000005" table:formula="of:=SUM([.C2:.C9])" table:style-name="ce2">
            <text:p>$53.44</text:p>
          </table:table-cell>
          <table:table-cell office:value-type="currency" office:value="76.63" table:formula="of:=SUM([.D2:.D9])" table:style-name="ce2">
            <text:p>$76.63</text:p>
          </table:table-cell>
          <table:table-cell office:value-type="currency" office:value="44.92" table:formula="of:=SUM([.E2:.E9])" table:style-name="ce2">
            <text:p>$44.92</text:p>
          </table:table-cell>
          <table:table-cell office:value-type="currency" office:value="65.22" table:formula="of:=SUM([.F2:.F9])" table:style-name="ce2">
            <text:p>$65.22</text:p>
          </table:table-cell>
          <table:table-cell office:value-type="currency" office:value="88.410000000000011" table:formula="of:=SUM([.G2:.G9])" table:style-name="ce2">
            <text:p>$88.41</text:p>
          </table:table-cell>
          <table:table-cell office:value-type="currency" office:value="52.620000000000005" table:formula="of:=SUM([.H2:.H9])" table:style-name="ce2">
            <text:p>$52.62</text:p>
          </table:table-cell>
          <table:table-cell office:value-type="currency" office:value="72.91" table:formula="of:=SUM([.I2:.I9])" table:style-name="ce2">
            <text:p>$72.91</text:p>
          </table:table-cell>
          <table:table-cell office:value-type="currency" office:value="96.11" table:formula="of:=SUM([.J2:.J9])" table:style-name="ce2">
            <text:p>$96.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3.3150000000000004" table:formula="of:=[.B10]/10" table:style-name="ce2">
            <text:p>$3.32</text:p>
          </table:table-cell>
          <table:table-cell office:value-type="currency" office:value="5.3440000000000003" table:formula="of:=[.C10]/10" table:style-name="ce2">
            <text:p>$5.34</text:p>
          </table:table-cell>
          <table:table-cell office:value-type="currency" office:value="7.6629999999999994" table:formula="of:=[.D10]/10" table:style-name="ce2">
            <text:p>$7.66</text:p>
          </table:table-cell>
          <table:table-cell office:value-type="currency" office:value="4.492" table:formula="of:=[.E10]/10" table:style-name="ce2">
            <text:p>$4.49</text:p>
          </table:table-cell>
          <table:table-cell office:value-type="currency" office:value="6.5220000000000002" table:formula="of:=[.F10]/10" table:style-name="ce2">
            <text:p>$6.52</text:p>
          </table:table-cell>
          <table:table-cell office:value-type="currency" office:value="8.8410000000000011" table:formula="of:=[.G10]/10" table:style-name="ce2">
            <text:p>$8.84</text:p>
          </table:table-cell>
          <table:table-cell office:value-type="currency" office:value="5.2620000000000005" table:formula="of:=[.H10]/10" table:style-name="ce2">
            <text:p>$5.26</text:p>
          </table:table-cell>
          <table:table-cell office:value-type="currency" office:value="7.2909999999999995" table:formula="of:=[.I10]/10" table:style-name="ce2">
            <text:p>$7.29</text:p>
          </table:table-cell>
          <table:table-cell office:value-type="currency" office:value="9.6110000000000007" table:formula="of:=[.J10]/10" table:style-name="ce2">
            <text:p>$9.6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1.2727999999999999" table:formula="of:=([.B5]+[.B6])/10" table:style-name="ce2">
            <text:p>$1.27</text:p>
          </table:table-cell>
          <table:table-cell office:value-type="currency" office:value="3.3022" table:formula="of:=([.C5]+[.C6])/10" table:style-name="ce2">
            <text:p>$3.30</text:p>
          </table:table-cell>
          <table:table-cell office:value-type="currency" office:value="5.6213999999999995" table:formula="of:=([.D5]+[.D6])/10" table:style-name="ce2">
            <text:p>$5.62</text:p>
          </table:table-cell>
          <table:table-cell office:value-type="currency" office:value="1.2727999999999999" table:formula="of:=([.E5]+[.E6])/10" table:style-name="ce2">
            <text:p>$1.27</text:p>
          </table:table-cell>
          <table:table-cell office:value-type="currency" office:value="3.3022" table:formula="of:=([.F5]+[.F6])/10" table:style-name="ce2">
            <text:p>$3.30</text:p>
          </table:table-cell>
          <table:table-cell office:value-type="currency" office:value="5.6213999999999995" table:formula="of:=([.G5]+[.G6])/10" table:style-name="ce2">
            <text:p>$5.62</text:p>
          </table:table-cell>
          <table:table-cell office:value-type="currency" office:value="1.2727999999999999" table:formula="of:=([.H5]+[.H6])/10" table:style-name="ce2">
            <text:p>$1.27</text:p>
          </table:table-cell>
          <table:table-cell office:value-type="currency" office:value="3.3022" table:formula="of:=([.I5]+[.I6])/10" table:style-name="ce2">
            <text:p>$3.30</text:p>
          </table:table-cell>
          <table:table-cell office:value-type="currency" office:value="5.6213999999999995" table:formula="of:=([.J5]+[.J6])/10" table:style-name="ce2">
            <text:p>$5.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2.0422000000000002" table:formula="of:=[.B11]-[.B13]" table:style-name="ce2">
            <text:p>$2.04</text:p>
          </table:table-cell>
          <table:table-cell office:value-type="currency" office:value="2.0418000000000003" table:formula="of:=[.C11]-[.C13]" table:style-name="ce2">
            <text:p>$2.04</text:p>
          </table:table-cell>
          <table:table-cell office:value-type="currency" office:value="2.0415999999999999" table:formula="of:=[.D11]-[.D13]" table:style-name="ce2">
            <text:p>$2.04</text:p>
          </table:table-cell>
          <table:table-cell office:value-type="currency" office:value="3.2191999999999998" table:formula="of:=[.E11]-[.E13]" table:style-name="ce2">
            <text:p>$3.22</text:p>
          </table:table-cell>
          <table:table-cell office:value-type="currency" office:value="3.2198000000000002" table:formula="of:=[.F11]-[.F13]" table:style-name="ce2">
            <text:p>$3.22</text:p>
          </table:table-cell>
          <table:table-cell office:value-type="currency" office:value="3.2196000000000016" table:formula="of:=[.G11]-[.G13]" table:style-name="ce2">
            <text:p>$3.22</text:p>
          </table:table-cell>
          <table:table-cell office:value-type="currency" office:value="3.9892000000000003" table:formula="of:=[.H11]-[.H13]" table:style-name="ce2">
            <text:p>$3.99</text:p>
          </table:table-cell>
          <table:table-cell office:value-type="currency" office:value="3.9887999999999995" table:formula="of:=[.I11]-[.I13]" table:style-name="ce2">
            <text:p>$3.99</text:p>
          </table:table-cell>
          <table:table-cell office:value-type="currency" office:value="3.9896000000000011" table:formula="of:=[.J11]-[.J13]" table:style-name="ce2">
            <text:p>$3.99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Minimum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Minimum F103, Qty: 10</text:p>
          </table:table-cell>
          <table:table-cell office:value-type="string" table:style-name="ce1">
            <text:p>Minimum F103, Qty: 15</text:p>
          </table:table-cell>
          <table:table-cell office:value-type="string" table:style-name="ce1">
            <text:p>Minimum F103, Qty: 20</text:p>
          </table:table-cell>
          <table:table-cell office:value-type="string" table:style-name="ce1">
            <text:p>Minimum F103, Qty: 25</text:p>
          </table:table-cell>
          <table:table-cell office:value-type="string" table:style-name="ce1">
            <text:p>Minimum F103, Qty: 30</text:p>
          </table:table-cell>
          <table:table-cell office:value-type="string" table:style-name="ce1">
            <text:p>Minimum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2.3160000000000025" table:formula="of:=58.53-[.B5]" table:style-name="ce2">
            <text:p>$2.32</text:p>
          </table:table-cell>
          <table:table-cell office:value-type="currency" office:value="2.5630000000000024" table:formula="of:=86.77-[.C5]" table:style-name="ce2">
            <text:p>$2.56</text:p>
          </table:table-cell>
          <table:table-cell office:value-type="currency" office:value="3.01400000000001" table:formula="of:=115.29-[.D5]" table:style-name="ce2">
            <text:p>$3.01</text:p>
          </table:table-cell>
          <table:table-cell office:value-type="currency" office:value="3.4550000000000125" table:formula="of:=143.8-[.E5]" table:style-name="ce2">
            <text:p>$3.46</text:p>
          </table:table-cell>
          <table:table-cell office:value-type="currency" office:value="3.9080000000000155" table:formula="of:=155.36-[.F5]" table:style-name="ce2">
            <text:p>$3.91</text:p>
          </table:table-cell>
          <table:table-cell office:value-type="currency" office:value="6.1300000000000239" table:formula="of:=258.55-[.G5]" table:style-name="ce2">
            <text:p>$6.13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1.6" table:style-name="ce2">
            <text:p>$1.60</text:p>
          </table:table-cell>
          <table:table-cell office:value-type="currency" office:value="2.08" table:style-name="ce2">
            <text:p>$2.08</text:p>
          </table:table-cell>
          <table:table-cell office:value-type="currency" office:value="2.62" table:style-name="ce2">
            <text:p>$2.62</text:p>
          </table:table-cell>
          <table:table-cell office:value-type="currency" office:value="3.16" table:style-name="ce2">
            <text:p>$3.16</text:p>
          </table:table-cell>
          <table:table-cell office:value-type="currency" office:value="3.7" table:style-name="ce2">
            <text:p>$3.70</text:p>
          </table:table-cell>
          <table:table-cell office:value-type="currency" office:value="6.04" table:style-name="ce2">
            <text:p>$6.04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76.63" table:formula="of:=SUM([.B2:.B9])" table:style-name="ce2">
            <text:p>$76.63</text:p>
          </table:table-cell>
          <table:table-cell office:value-type="currency" office:value="105.85" table:formula="of:=SUM([.C2:.C9])" table:style-name="ce2">
            <text:p>$105.85</text:p>
          </table:table-cell>
          <table:table-cell office:value-type="currency" office:value="135.41000000000003" table:formula="of:=SUM([.D2:.D9])" table:style-name="ce2">
            <text:p>$135.41</text:p>
          </table:table-cell>
          <table:table-cell office:value-type="currency" office:value="164.96" table:formula="of:=SUM([.E2:.E9])" table:style-name="ce2">
            <text:p>$164.96</text:p>
          </table:table-cell>
          <table:table-cell office:value-type="currency" office:value="177.56" table:formula="of:=SUM([.F2:.F9])" table:style-name="ce2">
            <text:p>$177.56</text:p>
          </table:table-cell>
          <table:table-cell office:value-type="currency" office:value="288.39000000000004" table:formula="of:=SUM([.G2:.G9])" table:style-name="ce2">
            <text:p>$288.39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7.6629999999999994" table:formula="of:=[.B10]/10" table:style-name="ce2">
            <text:p>$7.66</text:p>
          </table:table-cell>
          <table:table-cell office:value-type="currency" office:value="7.0566666666666666" table:formula="of:=[.C10]/15" table:style-name="ce2">
            <text:p>$7.06</text:p>
          </table:table-cell>
          <table:table-cell office:value-type="currency" office:value="6.7705000000000011" table:formula="of:=[.D10]/20" table:style-name="ce2">
            <text:p>$6.77</text:p>
          </table:table-cell>
          <table:table-cell office:value-type="currency" office:value="6.5984000000000007" table:formula="of:=[.E10]/25" table:style-name="ce2">
            <text:p>$6.60</text:p>
          </table:table-cell>
          <table:table-cell office:value-type="currency" office:value="5.9186666666666667" table:formula="of:=[.F10]/30" table:style-name="ce2">
            <text:p>$5.92</text:p>
          </table:table-cell>
          <table:table-cell office:value-type="currency" office:value="5.7678000000000011" table:formula="of:=[.G10]/50" table:style-name="ce2">
            <text:p>$5.7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213999999999995" table:formula="of:=([.B5]+[.B6])/10" table:style-name="ce2">
            <text:p>$5.62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2.0415999999999999" table:formula="of:=[.B11]-[.B13]" table:style-name="ce2">
            <text:p>$2.04</text:p>
          </table:table-cell>
          <table:table-cell office:value-type="currency" office:value="1.4428666666666672" table:formula="of:=[.C11]-[.C13]" table:style-name="ce2">
            <text:p>$1.44</text:p>
          </table:table-cell>
          <table:table-cell office:value-type="currency" office:value="1.1567000000000016" table:formula="of:=[.D11]-[.D13]" table:style-name="ce2">
            <text:p>$1.16</text:p>
          </table:table-cell>
          <table:table-cell office:value-type="currency" office:value="0.98460000000000036" table:formula="of:=[.E11]-[.E13]" table:style-name="ce2">
            <text:p>$0.98</text:p>
          </table:table-cell>
          <table:table-cell office:value-type="currency" office:value="0.87026666666666674" table:formula="of:=[.F11]-[.F13]" table:style-name="ce2">
            <text:p>$0.87</text:p>
          </table:table-cell>
          <table:table-cell office:value-type="currency" office:value="0.71940000000000115" table:formula="of:=[.G11]-[.G13]" table:style-name="ce2">
            <text:p>$0.72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Standard,_with_HSE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Standard F103, Qty: 10</text:p>
          </table:table-cell>
          <table:table-cell office:value-type="string" table:style-name="ce1">
            <text:p>Standard F103, Qty: 15</text:p>
          </table:table-cell>
          <table:table-cell office:value-type="string" table:style-name="ce1">
            <text:p>Standard F103, Qty: 20</text:p>
          </table:table-cell>
          <table:table-cell office:value-type="string" table:style-name="ce1">
            <text:p>Standard F103, Qty: 25</text:p>
          </table:table-cell>
          <table:table-cell office:value-type="string" table:style-name="ce1">
            <text:p>Standard F103, Qty: 30</text:p>
          </table:table-cell>
          <table:table-cell office:value-type="string" table:style-name="ce1">
            <text:p>Standard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10.576000000000008" table:formula="of:=66.79-[.B5]" table:style-name="ce2">
            <text:p>$10.58</text:p>
          </table:table-cell>
          <table:table-cell office:value-type="currency" office:value="14.453000000000003" table:formula="of:=98.66-[.C5]" table:style-name="ce2">
            <text:p>$14.45</text:p>
          </table:table-cell>
          <table:table-cell office:value-type="currency" office:value="18.733999999999995" table:formula="of:=131.01-[.D5]" table:style-name="ce2">
            <text:p>$18.73</text:p>
          </table:table-cell>
          <table:table-cell office:value-type="currency" office:value="23.015000000000015" table:formula="of:=163.36-[.E5]" table:style-name="ce2">
            <text:p>$23.02</text:p>
          </table:table-cell>
          <table:table-cell office:value-type="currency" office:value="22.777999999999992" table:formula="of:=174.23-[.F5]" table:style-name="ce2">
            <text:p>$22.78</text:p>
          </table:table-cell>
          <table:table-cell office:value-type="currency" office:value="37.169999999999987" table:formula="of:=289.59-[.G5]" table:style-name="ce2">
            <text:p>$37.1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2.12" table:style-name="ce2">
            <text:p>$2.12</text:p>
          </table:table-cell>
          <table:table-cell office:value-type="currency" office:value="2.72" table:style-name="ce2">
            <text:p>$2.72</text:p>
          </table:table-cell>
          <table:table-cell office:value-type="currency" office:value="3.44" table:style-name="ce2">
            <text:p>$3.44</text:p>
          </table:table-cell>
          <table:table-cell office:value-type="currency" office:value="4.16" table:style-name="ce2">
            <text:p>$4.16</text:p>
          </table:table-cell>
          <table:table-cell office:value-type="currency" office:value="4.88" table:style-name="ce2">
            <text:p>$4.88</text:p>
          </table:table-cell>
          <table:table-cell office:value-type="currency" office:value="7.94" table:style-name="ce2">
            <text:p>$7.94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88.410000000000011" table:formula="of:=SUM([.B2:.B9])" table:style-name="ce2">
            <text:p>$88.41</text:p>
          </table:table-cell>
          <table:table-cell office:value-type="currency" office:value="121.38" table:formula="of:=SUM([.C2:.C9])" table:style-name="ce2">
            <text:p>$121.38</text:p>
          </table:table-cell>
          <table:table-cell office:value-type="currency" office:value="154.94999999999999" table:formula="of:=SUM([.D2:.D9])" table:style-name="ce2">
            <text:p>$154.95</text:p>
          </table:table-cell>
          <table:table-cell office:value-type="currency" office:value="188.52" table:formula="of:=SUM([.E2:.E9])" table:style-name="ce2">
            <text:p>$188.52</text:p>
          </table:table-cell>
          <table:table-cell office:value-type="currency" office:value="200.60999999999999" table:formula="of:=SUM([.F2:.F9])" table:style-name="ce2">
            <text:p>$200.61</text:p>
          </table:table-cell>
          <table:table-cell office:value-type="currency" office:value="324.33" table:formula="of:=SUM([.G2:.G9])" table:style-name="ce2">
            <text:p>$324.33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8.8410000000000011" table:formula="of:=[.B10]/10" table:style-name="ce2">
            <text:p>$8.84</text:p>
          </table:table-cell>
          <table:table-cell office:value-type="currency" office:value="8.0920000000000005" table:formula="of:=[.C10]/15" table:style-name="ce2">
            <text:p>$8.09</text:p>
          </table:table-cell>
          <table:table-cell office:value-type="currency" office:value="7.7474999999999996" table:formula="of:=[.D10]/20" table:style-name="ce2">
            <text:p>$7.75</text:p>
          </table:table-cell>
          <table:table-cell office:value-type="currency" office:value="7.5408000000000008" table:formula="of:=[.E10]/25" table:style-name="ce2">
            <text:p>$7.54</text:p>
          </table:table-cell>
          <table:table-cell office:value-type="currency" office:value="6.6869999999999994" table:formula="of:=[.F10]/30" table:style-name="ce2">
            <text:p>$6.69</text:p>
          </table:table-cell>
          <table:table-cell office:value-type="currency" office:value="6.4865999999999993" table:formula="of:=[.G10]/50" table:style-name="ce2">
            <text:p>$6.49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213999999999995" table:formula="of:=([.B5]+[.B6])/10" table:style-name="ce2">
            <text:p>$5.62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3.2196000000000016" table:formula="of:=[.B11]-[.B13]" table:style-name="ce2">
            <text:p>$3.22</text:p>
          </table:table-cell>
          <table:table-cell office:value-type="currency" office:value="2.4782000000000011" table:formula="of:=[.C11]-[.C13]" table:style-name="ce2">
            <text:p>$2.48</text:p>
          </table:table-cell>
          <table:table-cell office:value-type="currency" office:value="2.1337000000000002" table:formula="of:=[.D11]-[.D13]" table:style-name="ce2">
            <text:p>$2.13</text:p>
          </table:table-cell>
          <table:table-cell office:value-type="currency" office:value="1.9270000000000005" table:formula="of:=[.E11]-[.E13]" table:style-name="ce2">
            <text:p>$1.93</text:p>
          </table:table-cell>
          <table:table-cell office:value-type="currency" office:value="1.6385999999999994" table:formula="of:=[.F11]-[.F13]" table:style-name="ce2">
            <text:p>$1.64</text:p>
          </table:table-cell>
          <table:table-cell office:value-type="currency" office:value="1.4381999999999993" table:formula="of:=[.G11]-[.G13]" table:style-name="ce2">
            <text:p>$1.44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Jones, Nathan CPT</dc:creator>
    <meta:creation-date>2021-02-05T08:42:46Z</meta:creation-date>
    <dc:date>2021-02-14T02:51:25Z</dc:date>
    <meta:editing-cycles>4</meta:editing-cycles>
    <meta:editing-duration>PT1177S</meta:editing-duration>
  </office:meta>
</office:document-meta>
</file>